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fill-color="#ffffff" draw:textarea-horizontal-align="justify" draw:textarea-vertical-align="middle" draw:auto-grow-height="false" fo:min-height="0.606cm" fo:min-width="0.408cm"/>
    </style:style>
    <style:style style:name="gr2" style:family="graphic" style:parent-style-name="standard">
      <style:graphic-properties svg:stroke-opacity="100%" draw:fill-color="#ffffff" draw:textarea-horizontal-align="justify" draw:textarea-vertical-align="middle" draw:auto-grow-height="false" fo:min-height="0.606cm" fo:min-width="0.412cm"/>
    </style:style>
    <style:style style:name="gr3" style:family="graphic" style:parent-style-name="standard">
      <style:graphic-properties svg:stroke-opacity="100%" draw:fill-color="#ffffff" draw:textarea-horizontal-align="justify" draw:textarea-vertical-align="middle" draw:auto-grow-height="false" fo:min-height="0.606cm" fo:min-width="0.41cm"/>
    </style:style>
    <style:style style:name="gr4" style:family="graphic" style:parent-style-name="standard">
      <style:graphic-properties svg:stroke-opacity="100%" draw:fill-color="#ffffff" draw:textarea-horizontal-align="justify" draw:textarea-vertical-align="middle" draw:auto-grow-height="false" fo:min-height="0.604cm" fo:min-width="0.408cm"/>
    </style:style>
    <style:style style:name="gr5" style:family="graphic" style:parent-style-name="standard">
      <style:graphic-properties svg:stroke-opacity="100%" draw:fill-color="#ffffff" draw:textarea-horizontal-align="justify" draw:textarea-vertical-align="middle" draw:auto-grow-height="false" fo:min-height="0.604cm" fo:min-width="0.412cm"/>
    </style:style>
    <style:style style:name="gr6" style:family="graphic" style:parent-style-name="standard">
      <style:graphic-properties svg:stroke-opacity="100%" draw:fill-color="#ffffff" draw:textarea-horizontal-align="justify" draw:textarea-vertical-align="middle" draw:auto-grow-height="false" fo:min-height="0.604cm" fo:min-width="0.41cm"/>
    </style:style>
    <style:style style:name="gr7" style:family="graphic" style:parent-style-name="standard">
      <style:graphic-properties svg:stroke-color="#a7074b" svg:stroke-opacity="100%" draw:fill-color="#c9211e" draw:textarea-horizontal-align="justify" draw:textarea-vertical-align="middle" draw:auto-grow-height="false" fo:min-height="0.204cm" fo:min-width="0.016cm"/>
    </style:style>
    <style:style style:name="gr8" style:family="graphic" style:parent-style-name="standard">
      <style:graphic-properties svg:stroke-color="#a7074b" svg:stroke-opacity="100%" draw:fill-color="#c9211e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svg:stroke-opacity="100%" draw:fill="none" draw:fill-color="#ffffff" fo:min-height="1.016cm"/>
      <style:paragraph-properties style:writing-mode="lr-tb"/>
    </style:style>
    <style:style style:name="gr10" style:family="graphic" style:parent-style-name="standard">
      <style:graphic-properties draw:stroke="none" svg:stroke-color="#000000" svg:stroke-opacity="100%" draw:fill="none" draw:fill-color="#ffffff" draw:textarea-vertical-align="top" fo:min-height="1.01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-color="#c9211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size="6pt"/>
    </style:style>
    <style:style style:name="T1" style:family="text">
      <style:text-properties fo:font-size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908cm" svg:height="0.856cm" svg:x="2.91cm" svg:y="1.78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1.7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1.7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1.7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1.7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1.7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1.7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1.78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1.78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1.7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2.91cm" svg:y="2.6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12cm" svg:height="0.854cm" svg:x="3.818cm" svg:y="2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4.73cm" svg:y="2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5.638cm" svg:y="2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6.548cm" svg:y="2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7.456cm" svg:y="2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8.364cm" svg:y="2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9.274cm" svg:y="2.6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10.182cm" svg:y="2.63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11.092cm" svg:y="2.63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2.91cm" svg:y="3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3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3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3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3.49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3.49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2.91cm" svg:y="4.3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12cm" svg:height="0.854cm" svg:x="3.818cm" svg:y="4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4.73cm" svg:y="4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5.638cm" svg:y="4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6.548cm" svg:y="4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7.464cm" svg:y="4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8.364cm" svg:y="4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9.274cm" svg:y="4.3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10.182cm" svg:y="4.3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11.092cm" svg:y="4.34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2.91cm" svg:y="5.2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5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5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5.2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5.20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2.91cm" svg:y="6.05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6.0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6.0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6.05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6.05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6.05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2.91cm" svg:y="6.91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12cm" svg:height="0.854cm" svg:x="3.818cm" svg:y="6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4.73cm" svg:y="6.9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5.638cm" svg:y="6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6.548cm" svg:y="6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7.456cm" svg:y="6.9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8.364cm" svg:y="6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9.274cm" svg:y="6.914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10.182cm" svg:y="6.91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11.092cm" svg:y="6.9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2.91cm" svg:y="7.76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7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7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7.76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7.76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2.91cm" svg:y="8.62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912cm" svg:height="0.856cm" svg:x="3.818cm" svg:y="8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4.73cm" svg:y="8.6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5.638cm" svg:y="8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6.548cm" svg:y="8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7.456cm" svg:y="8.6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8.364cm" svg:y="8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9.274cm" svg:y="8.62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91cm" svg:height="0.856cm" svg:x="10.182cm" svg:y="8.6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08cm" svg:height="0.856cm" svg:x="11.092cm" svg:y="8.6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2.91cm" svg:y="9.4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912cm" svg:height="0.854cm" svg:x="3.818cm" svg:y="9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4.73cm" svg:y="9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5.638cm" svg:y="9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6.548cm" svg:y="9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7.456cm" svg:y="9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8.364cm" svg:y="9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9.274cm" svg:y="9.4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91cm" svg:height="0.854cm" svg:x="10.182cm" svg:y="9.4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908cm" svg:height="0.854cm" svg:x="11.092cm" svg:y="9.48cm">
          <text:p/>
          <draw:enhanced-geometry svg:viewBox="0 0 21600 21600" draw:type="rectangle" draw:enhanced-path="M 0 0 L 21600 0 21600 21600 0 21600 0 0 Z N"/>
        </draw:custom-shape>
        <draw:g>
          <draw:custom-shape draw:style-name="gr7" draw:text-style-name="P2" draw:layer="layout" svg:width="0.728cm" svg:height="0.642cm" svg:x="7.522cm" svg:y="5.3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146cm" svg:height="0.124cm" svg:x="7.572cm" svg:y="5.32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2" draw:layer="layout" svg:width="0.144cm" svg:height="0.124cm" svg:x="8.082cm" svg:y="5.3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9" draw:text-style-name="P4" draw:layer="layout" svg:width="0.908cm" svg:height="1.266cm" svg:x="2.91cm" svg:y="10.334cm">
          <draw:text-box>
            <text:p text:style-name="P3"><text:span text:style-name="T1">0</text:span></text:p>
          </draw:text-box>
        </draw:frame>
        <draw:frame draw:style-name="gr9" draw:text-style-name="P4" draw:layer="layout" svg:width="0.912cm" svg:height="1.266cm" svg:x="3.818cm" svg:y="10.334cm">
          <draw:text-box>
            <text:p text:style-name="P3"><text:span text:style-name="T1">1</text:span></text:p>
          </draw:text-box>
        </draw:frame>
        <draw:frame draw:style-name="gr9" draw:text-style-name="P4" draw:layer="layout" svg:width="0.908cm" svg:height="1.266cm" svg:x="2.91cm" svg:y="10.334cm">
          <draw:text-box>
            <text:p text:style-name="P3"><text:span text:style-name="T1">0</text:span></text:p>
          </draw:text-box>
        </draw:frame>
        <draw:frame draw:style-name="gr9" draw:text-style-name="P4" draw:layer="layout" svg:width="0.908cm" svg:height="1.266cm" svg:x="4.73cm" svg:y="10.334cm">
          <draw:text-box>
            <text:p text:style-name="P3"><text:span text:style-name="T1">2</text:span></text:p>
          </draw:text-box>
        </draw:frame>
        <draw:frame draw:style-name="gr9" draw:text-style-name="P4" draw:layer="layout" svg:width="0.91cm" svg:height="1.266cm" svg:x="5.638cm" svg:y="10.334cm">
          <draw:text-box>
            <text:p text:style-name="P3"><text:span text:style-name="T1">3</text:span></text:p>
          </draw:text-box>
        </draw:frame>
        <draw:frame draw:style-name="gr9" draw:text-style-name="P4" draw:layer="layout" svg:width="0.908cm" svg:height="1.266cm" svg:x="6.548cm" svg:y="10.334cm">
          <draw:text-box>
            <text:p text:style-name="P3"><text:span text:style-name="T1">4</text:span></text:p>
          </draw:text-box>
        </draw:frame>
        <draw:frame draw:style-name="gr9" draw:text-style-name="P4" draw:layer="layout" svg:width="0.908cm" svg:height="1.266cm" svg:x="7.456cm" svg:y="10.334cm">
          <draw:text-box>
            <text:p text:style-name="P3"><text:span text:style-name="T1">5</text:span></text:p>
          </draw:text-box>
        </draw:frame>
        <draw:frame draw:style-name="gr9" draw:text-style-name="P4" draw:layer="layout" svg:width="0.91cm" svg:height="1.266cm" svg:x="8.364cm" svg:y="10.334cm">
          <draw:text-box>
            <text:p text:style-name="P3"><text:span text:style-name="T1">6</text:span></text:p>
          </draw:text-box>
        </draw:frame>
        <draw:frame draw:style-name="gr9" draw:text-style-name="P4" draw:layer="layout" svg:width="0.91cm" svg:height="1.266cm" svg:x="2cm" svg:y="3.59cm">
          <draw:text-box>
            <text:p text:style-name="P3"><text:span text:style-name="T1">7</text:span></text:p>
          </draw:text-box>
        </draw:frame>
        <draw:frame draw:style-name="gr9" draw:text-style-name="P4" draw:layer="layout" svg:width="0.91cm" svg:height="1.266cm" svg:x="10.182cm" svg:y="10.334cm">
          <draw:text-box>
            <text:p text:style-name="P3"><text:span text:style-name="T1">8</text:span></text:p>
          </draw:text-box>
        </draw:frame>
        <draw:frame draw:style-name="gr9" draw:text-style-name="P4" draw:layer="layout" svg:width="0.91cm" svg:height="1.266cm" svg:x="2cm" svg:y="1.9cm">
          <draw:text-box>
            <text:p text:style-name="P3"><text:span text:style-name="T1">9</text:span></text:p>
          </draw:text-box>
        </draw:frame>
        <draw:frame draw:style-name="gr10" draw:text-style-name="P4" draw:layer="layout" svg:width="0.91cm" svg:height="1.266cm" svg:x="2cm" svg:y="9.622cm">
          <draw:text-box>
            <text:p text:style-name="P3"><text:span text:style-name="T1">0</text:span></text:p>
          </draw:text-box>
        </draw:frame>
        <draw:frame draw:style-name="gr9" draw:text-style-name="P4" draw:layer="layout" svg:width="0.91cm" svg:height="1.266cm" svg:x="2cm" svg:y="8.726cm">
          <draw:text-box>
            <text:p text:style-name="P3"><text:span text:style-name="T1">1</text:span></text:p>
          </draw:text-box>
        </draw:frame>
        <draw:frame draw:style-name="gr9" draw:text-style-name="P4" draw:layer="layout" svg:width="0.91cm" svg:height="1.266cm" svg:x="2cm" svg:y="7.85cm">
          <draw:text-box>
            <text:p text:style-name="P3"><text:span text:style-name="T1">2</text:span></text:p>
          </draw:text-box>
        </draw:frame>
        <draw:frame draw:style-name="gr9" draw:text-style-name="P4" draw:layer="layout" svg:width="0.91cm" svg:height="1.266cm" svg:x="2cm" svg:y="7.042cm">
          <draw:text-box>
            <text:p text:style-name="P3"><text:span text:style-name="T1">3</text:span></text:p>
          </draw:text-box>
        </draw:frame>
        <draw:frame draw:style-name="gr9" draw:text-style-name="P4" draw:layer="layout" svg:width="0.91cm" svg:height="1.266cm" svg:x="2cm" svg:y="6.14cm">
          <draw:text-box>
            <text:p text:style-name="P3"><text:span text:style-name="T1">4</text:span></text:p>
          </draw:text-box>
        </draw:frame>
        <draw:frame draw:style-name="gr9" draw:text-style-name="P4" draw:layer="layout" svg:width="0.91cm" svg:height="1.266cm" svg:x="2cm" svg:y="5.342cm">
          <draw:text-box>
            <text:p text:style-name="P3"><text:span text:style-name="T1">5</text:span></text:p>
          </draw:text-box>
        </draw:frame>
        <draw:frame draw:style-name="gr9" draw:text-style-name="P4" draw:layer="layout" svg:width="0.91cm" svg:height="1.266cm" svg:x="2cm" svg:y="4.47cm">
          <draw:text-box>
            <text:p text:style-name="P3"><text:span text:style-name="T1">6</text:span></text:p>
          </draw:text-box>
        </draw:frame>
        <draw:frame draw:style-name="gr9" draw:text-style-name="P4" draw:layer="layout" svg:width="0.908cm" svg:height="1.266cm" svg:x="9.274cm" svg:y="10.334cm">
          <draw:text-box>
            <text:p text:style-name="P3"><text:span text:style-name="T1">7</text:span></text:p>
          </draw:text-box>
        </draw:frame>
        <draw:frame draw:style-name="gr9" draw:text-style-name="P4" draw:layer="layout" svg:width="0.91cm" svg:height="1.266cm" svg:x="2cm" svg:y="2.776cm">
          <draw:text-box>
            <text:p text:style-name="P3"><text:span text:style-name="T1">8</text:span></text:p>
          </draw:text-box>
        </draw:frame>
        <draw:frame draw:style-name="gr9" draw:text-style-name="P4" draw:layer="layout" svg:width="0.908cm" svg:height="1.266cm" svg:x="11.092cm" svg:y="10.334cm">
          <draw:text-box>
            <text:p text:style-name="P3"><text:span text:style-name="T1">9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1-17T12:29:37.368835371</meta:creation-date>
    <dc:date>2023-11-17T13:31:59.183028621</dc:date>
    <meta:editing-duration>PT4M19S</meta:editing-duration>
    <meta:editing-cycles>4</meta:editing-cycles>
    <meta:generator>LibreOffice/7.3.7.2$Linux_X86_64 LibreOffice_project/30$Build-2</meta:generator>
    <meta:document-statistic meta:object-count="125"/>
  </office:meta>
</office:document-meta>
</file>